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Completa los siguientes enunciados adjuntando capturas de tu consola.</text:span></text:p>
      <text:p text:style-name="P1"><text:span text:style-name="T2"/></text:p>
      <text:p text:style-name="P1"><text:span text:style-name="T3">Ejercicio 1 (2’5 puntos):</text:span></text:p>
      <text:p text:style-name="P1"><text:span text:style-name="T3">Inicia Python en tu consola.</text:span></text:p>
      <text:p text:style-name="P1"><text:span text:style-name="T4"/></text:p>
      <text:p text:style-name="P2"><draw:frame text:anchor-type="as-char" svg:width="127.53mm" svg:height="15.70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/></text:p>
      <text:p text:style-name="P3"><text:span text:style-name="T5">Ejercicio 2 (2’5 puntos):</text:span></text:p>
      <text:p text:style-name="P3"><text:span text:style-name="T5">Comprueba la versión de Python instalada desde la consola de comandos.</text:span></text:p>
      <text:p text:style-name="P3"><text:span text:style-name="T6"/></text:p>
      <text:p text:style-name="P4"><draw:frame text:anchor-type="as-char" svg:width="111.83mm" svg:height="10.23mm" style:rel-width="scale" style:rel-height="scale"><draw:object-ole xlink:href="OleObj2"/><draw:image xlink:href="ObjectReplacements/OleObj2"/></draw:frame><text:span text:style-name="T6"/></text:p>
      <text:p text:style-name="P5"><text:span text:style-name="T6"/></text:p>
      <text:p text:style-name="P5"><text:span text:style-name="T6"/></text:p>
      <text:p text:style-name="P5"><text:span text:style-name="T7">Ejercicio 3 (2’5 puntos):</text:span></text:p>
      <text:p text:style-name="P5"><text:span text:style-name="T7">Asigna una variable con el valor que quieras e imprímela por pantalla. Realiza las dos instrucciones en la misma línea.</text:span></text:p>
      <text:p text:style-name="P5"><text:span text:style-name="T8"/></text:p>
      <text:p text:style-name="P6"><draw:frame text:anchor-type="as-char" svg:width="46.74mm" svg:height="10.23mm" style:rel-width="scale" style:rel-height="scale"><draw:object-ole xlink:href="OleObj3"/><draw:image xlink:href="ObjectReplacements/OleObj3"/></draw:frame><text:span text:style-name="T8"/></text:p>
      <text:p text:style-name="P7"><text:span text:style-name="T8"/></text:p>
      <text:p text:style-name="P7"><text:span text:style-name="T8"/></text:p>
      <text:p text:style-name="P7"><text:span text:style-name="T9">Ejercicio 4 (2’5 puntos):</text:span></text:p>
      <text:p text:style-name="P7"><text:span text:style-name="T9">Asigna una variable con tu nombre, e imprímela por pantalla para que aparezca “Hola soy ” seguido de tu nombre.</text:span></text:p>
      <text:p text:style-name="P7"><text:span text:style-name="T9"/></text:p>
      <text:p text:style-name="P8"><draw:frame text:anchor-type="as-char" svg:width="71.61mm" svg:height="10.58mm" style:rel-width="scale" style:rel-height="scale"><draw:object-ole xlink:href="OleObj4"/><draw:image xlink:href="ObjectReplacements/OleObj4"/></draw:frame><text:span text:style-name="T9"/></text:p>
      <text:p text:style-name="P9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